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e" style:family="paragraph">
      <style:text-properties fo:font-size="16pt" style:font-size-asian="16pt" style:font-size-complex="16pt"/>
    </style:style>
    <style:style style:name="P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e" style:family="paragraph">
      <style:text-properties fo:font-size="16pt" style:font-size-asian="16pt" style:font-size-complex="16pt"/>
    </style:style>
    <style:style style:name="P8" style:parent-style-name="Normale" style:family="paragraph">
      <style:text-properties fo:font-size="16pt" style:font-size-asian="16pt" style:font-size-complex="16pt"/>
    </style:style>
    <style:style style:name="P9" style:parent-style-name="Normale" style:family="paragraph">
      <style:text-properties fo:font-size="16pt" style:font-size-asian="16pt" style:font-size-complex="16pt"/>
    </style:style>
    <style:style style:name="P1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P13" style:parent-style-name="Normale" style:family="paragraph">
      <style:paragraph-properties fo:margin-left="0.4895in">
        <style:tab-stops/>
      </style:paragraph-properties>
    </style:style>
    <style:style style:name="T1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Car.predefinitoparagrafo" style:family="text">
      <style:text-properties fo:font-size="16pt" style:font-size-asian="16pt" style:font-size-complex="16pt"/>
    </style:style>
    <style:style style:name="T16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17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18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P19" style:parent-style-name="Normale" style:family="paragraph">
      <style:text-properties fo:font-size="16pt" style:font-size-asian="16pt" style:font-size-complex="16pt"/>
    </style:style>
    <style:style style:name="P20" style:parent-style-name="Normale" style:family="paragraph">
      <style:paragraph-properties fo:margin-left="0.4895in">
        <style:tab-stops/>
      </style:paragraph-properties>
    </style:style>
    <style:style style:name="T2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Car.predefinitoparagrafo" style:family="text">
      <style:text-properties fo:font-size="16pt" style:font-size-asian="16pt" style:font-size-complex="16pt"/>
    </style:style>
    <style:style style:name="T23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P24" style:parent-style-name="Normale" style:family="paragraph">
      <style:text-properties fo:font-size="16pt" style:font-size-asian="16pt" style:font-size-complex="16pt"/>
    </style:style>
    <style:style style:name="P25" style:parent-style-name="Normale" style:family="paragraph">
      <style:text-properties fo:font-size="16pt" style:font-size-asian="16pt" style:font-size-complex="16pt"/>
    </style:style>
    <style:style style:name="P26" style:parent-style-name="Normale" style:family="paragraph">
      <style:text-properties fo:font-size="16pt" style:font-size-asian="16pt" style:font-size-complex="16pt"/>
    </style:style>
    <style:style style:name="P27" style:parent-style-name="Normale" style:family="paragraph">
      <style:text-properties fo:font-size="16pt" style:font-size-asian="16pt" style:font-size-complex="16pt"/>
    </style:style>
    <style:style style:name="P28" style:parent-style-name="Normal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Normal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Paragrafoelenco" style:list-style-name="LFO1" style:family="paragraph">
      <style:text-properties fo:font-style="italic" style:font-style-asian="italic" style:font-style-complex="italic" fo:font-size="16pt" style:font-size-asian="16pt" style:font-size-complex="16pt"/>
    </style:style>
    <style:style style:name="P3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Paragrafoelenco" style:list-style-name="LFO2" style:family="paragraph">
      <style:text-properties fo:font-style="italic" style:font-style-asian="italic" style:font-style-complex="italic" fo:font-size="16pt" style:font-size-asian="16pt" style:font-size-complex="16pt"/>
    </style:style>
    <style:style style:name="P3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e" style:family="paragraph">
      <style:paragraph-properties fo:margin-left="0.4916in">
        <style:tab-stops/>
      </style:paragraph-properties>
      <style:text-properties fo:font-style="italic" style:font-style-asian="italic" style:font-style-complex="italic" fo:font-size="16pt" style:font-size-asian="16pt" style:font-size-complex="16pt"/>
    </style:style>
    <style:style style:name="P3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e" style:family="paragraph">
      <style:text-properties fo:font-size="16pt" style:font-size-asian="16pt" style:font-size-complex="16pt"/>
    </style:style>
    <style:style style:name="P41" style:parent-style-name="Normale" style:family="paragraph">
      <style:text-properties fo:font-size="16pt" style:font-size-asian="16pt" style:font-size-complex="16pt"/>
    </style:style>
    <style:style style:name="P4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4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size="16pt" style:font-size-asian="16pt" style:font-size-complex="16pt"/>
    </style:style>
    <style:style style:name="T46" style:parent-style-name="Car.predefinitoparagrafo" style:family="text">
      <style:text-properties fo:font-size="16pt" style:font-size-asian="16pt" style:font-size-complex="16pt"/>
    </style:style>
    <style:style style:name="T47" style:parent-style-name="Car.predefinitoparagraf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Problem Statement</text:p>
      <text:p text:style-name="P2"/>
      <text:p text:style-name="P3">1. Problem domain</text:p>
      <text:p text:style-name="P4">Film, serie tv, anime, piattaforme di streaming.</text:p>
      <text:p text:style-name="P5"><text:s/></text:p>
      <text:p text:style-name="P6">2. Scenarios</text:p>
      <text:p text:style-name="P7">1) Ragazzo che vuole essere aggiornato sulle ultime uscite e attraverso l’app ci riesce;</text:p>
      <text:p text:style-name="P8">2) Ragazzo che vuole vedere un<text:s/>particolare film e non sa quale piattaforma ne offre la visione e attraverso l’app ci riesce;</text:p>
      <text:p text:style-name="P9">3) Ragazzo che vuole vedere una serie tv ed essere aggiornato sulle ultime uscite e ci riesce in maniera completa attraverso l’app.</text:p>
      <text:p text:style-name="P10"><text:s/></text:p>
      <text:p text:style-name="P11">3. Functional requirements</text:p>
      <text:p text:style-name="P12">1) Ricerca delle piattaforme che offrono la visione dei contenuti cinematografici in base al nome;</text:p>
      <text:p text:style-name="P13"><text:span text:style-name="T14">Esempio:</text:span><text:span text:style-name="T15"><text:s/></text:span><text:span text:style-name="T16">“Il sistema offre una visualizzazione a griglia 3</text:span><text:span text:style-name="T17">X</text:span><text:span text:style-name="T18">3, dove l’utente può scorrere ecc…”</text:span></text:p>
      <text:p text:style-name="P19">2) Visualizzazione delle info riguardanti la disponibilità e gli abbonamenti della piattaforma streaming in riferimento al contenuto ricercato;</text:p>
      <text:p text:style-name="P20"><text:span text:style-name="T21">Esempio:</text:span><text:span text:style-name="T22"><text:s/></text:span><text:span text:style-name="T23">“Il sistema permette di ordinare i contenuti in ordine alfabetico.”</text:span></text:p>
      <text:p text:style-name="P24">3) Visione del trailer per ogni contenuto;</text:p>
      <text:p text:style-name="P25">4) Visione dei contenuti consigliati in base a<text:s/>quello ricercato in precedenza;</text:p>
      <text:p text:style-name="P26">5) Visualizzazione delle prossime uscite;<text:s/></text:p>
      <text:p text:style-name="P27">6) Possibilità di aggiungere ai preferiti i contenuti d’interesse;</text:p>
      <text:p text:style-name="P28"/>
      <text:soft-page-break/>
      <text:p text:style-name="P29">Descrivere in dettaglio le funzionalità appena elencate.</text:p>
      <text:p text:style-name="P30"><text:s/></text:p>
      <text:p text:style-name="P31">4. Nonfunctional requirements<text:s/></text:p>
      <text:p text:style-name="P32">Product:</text:p>
      <text:list text:style-name="LFO1" text:continue-numbering="true">
        <text:list-item>
          <text:p text:style-name="P33">l’interfaccia<text:s/>verrà implementata attraverso Android Studio utilizzando Java e SQL come linguaggi di programmazione.<text:s/></text:p>
        </text:list-item>
      </text:list>
      <text:p text:style-name="P34">Organizzativi:</text:p>
      <text:list text:style-name="LFO2" text:continue-numbering="true">
        <text:list-item>
          <text:p text:style-name="P35">Affidabilità dell’app riguardo aggiornamento dei contenuti;</text:p>
        </text:list-item>
      </text:list>
      <text:p text:style-name="P36">Esterno:</text:p>
      <text:p text:style-name="P37">2) Impossibilità di visualizzare riferimenti a piattaforme di<text:s/>streaming illegali;</text:p>
      <text:p text:style-name="P38"/>
      <text:p text:style-name="P39">5. Target environment (Ambiente di destinazione)</text:p>
      <text:p text:style-name="P40">-Android (Min Android API: 16);</text:p>
      <text:p text:style-name="P41">-IOS (Min versione IOS: 10);</text:p>
      <text:p text:style-name="P42"/>
      <text:p text:style-name="P43">6. Deliverable &amp; deadlines (Consegna e Scadenze)</text:p>
      <text:p text:style-name="P44">Seguire questi punti:</text:p>
      <text:p text:style-name="Normale"><text:span text:style-name="T45">Il cliente si aspetta una dimostrazione di successo d</text:span><text:span text:style-name="T46">el prototipo STARS il 9 dicembre, 1999 nel Software Engineering Lab presso CMU con osservatori remoti in tutto il mondo visualizzare la dimostrazione in tempo reale su Internet. Una serie di documenti su un CD-ROM che descrive l'analisi dei requisiti (RAD)</text:span><text:span text:style-name="T47">, la progettazione di sistemi (SDD), progettazione di oggetti (ODD), procedure di test (TM) e un manuale utente del sistema STARS accompagnerà la dimostrazi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iarapuglia99@gmail.com</meta:initial-creator>
    <dc:creator>chiarapuglia99@gmail.com</dc:creator>
    <meta:creation-date>2020-10-13T11:30:00Z</meta:creation-date>
    <dc:date>2020-10-14T10:37:00Z</dc:date>
    <meta:template xlink:href="Normal" xlink:type="simple"/>
    <meta:editing-cycles>36</meta:editing-cycles>
    <meta:editing-duration>PT7860S</meta:editing-duration>
    <meta:document-statistic meta:page-count="2" meta:paragraph-count="4" meta:word-count="322" meta:character-count="2155" meta:row-count="15" meta:non-whitespace-character-count="1837"/>
  </office:meta>
</office:document-meta>
</file>